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D8000001F8D43DCC9126767A5A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25.57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5.576cm"/>
    </style:style>
    <style:style style:name="Tableau4.A1" style:family="table-cell">
      <style:table-cell-properties style:vertical-align="middle" fo:padding="0.049cm" fo:border="0.5pt solid #000000"/>
    </style:style>
    <style:style style:name="Tableau3" style:family="table">
      <style:table-properties style:width="25.566cm" fo:break-before="auto" fo:break-after="auto" table:align="left"/>
    </style:style>
    <style:style style:name="Tableau3.A" style:family="table-column">
      <style:table-column-properties style:column-width="3.761cm"/>
    </style:style>
    <style:style style:name="Tableau3.B" style:family="table-column">
      <style:table-column-properties style:column-width="4.092cm"/>
    </style:style>
    <style:style style:name="Tableau3.C" style:family="table-column">
      <style:table-column-properties style:column-width="3.455cm"/>
    </style:style>
    <style:style style:name="Tableau3.D" style:family="table-column">
      <style:table-column-properties style:column-width="3.919cm"/>
    </style:style>
    <style:style style:name="Tableau3.E" style:family="table-column">
      <style:table-column-properties style:column-width="3.113cm"/>
    </style:style>
    <style:style style:name="Tableau3.F" style:family="table-column">
      <style:table-column-properties style:column-width="2.261cm"/>
    </style:style>
    <style:style style:name="Tableau3.G" style:family="table-column">
      <style:table-column-properties style:column-width="4.964cm"/>
    </style:style>
    <style:style style:name="Tableau3.1" style:family="table-row">
      <style:table-row-properties style:min-row-height="1.998cm"/>
    </style:style>
    <style:style style:name="Tableau3.A1" style:family="table-cell">
      <style:table-cell-properties style:vertical-align="middle" fo:padding="0.049cm" fo:border-left="0.5pt solid #000000" fo:border-right="0.5pt solid #000000" fo:border-top="0.5pt solid #000000" fo:border-bottom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au3.G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3.A2" style:family="table-cell">
      <style:table-cell-properties style:vertical-align="middle" fo:padding="0.049cm" fo:border-left="0.5pt solid #000000" fo:border-right="0.5pt solid #000000" fo:border-top="none" fo:border-bottom="none"/>
    </style:style>
    <style:style style:name="Tableau3.B2" style:family="table-cell">
      <style:table-cell-properties style:vertical-align="middle" fo:padding="0.097cm" fo:border-left="0.5pt solid #000000" fo:border-right="none" fo:border-top="none" fo:border-bottom="none"/>
    </style:style>
    <style:style style:name="Tableau3.G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3.A7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G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4dbba" officeooo:paragraph-rsid="0014dbba" fo:background-color="transparent"/>
    </style:style>
    <style:style style:name="P2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80ba8" officeooo:paragraph-rsid="00180ba8" fo:background-color="transparent"/>
    </style:style>
    <style:style style:name="P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100397" officeooo:paragraph-rsid="00100397" style:font-weight-asian="normal" style:font-weight-complex="normal"/>
    </style:style>
    <style:style style:name="P4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98922" officeooo:paragraph-rsid="00198922" fo:background-color="transparen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Header">
      <style:text-properties fo:font-size="6pt" style:font-size-asian="6pt" style:font-size-complex="6pt"/>
    </style:style>
    <style:style style:name="P9" style:family="paragraph" style:parent-style-name="Footer">
      <style:text-properties fo:font-size="8pt" style:font-size-asian="8pt" style:font-size-complex="8pt"/>
    </style:style>
    <style:style style:name="P10" style:family="paragraph" style:parent-style-name="Table_20_Contents">
      <style:paragraph-properties fo:margin-top="0cm" fo:margin-bottom="0.499cm" loext:contextual-spacing="false" fo:text-align="center" style:justify-single-word="false"/>
      <style:text-properties fo:text-transform="uppercase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/>
    </style:style>
    <style:style style:name="P12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paragraph-rsid="00100397"/>
    </style:style>
    <style:style style:name="P1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paragraph-rsid="0014dbba"/>
    </style:style>
    <style:style style:name="P14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0ff3ce" fo:background-color="transparent"/>
    </style:style>
    <style:style style:name="P15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1392c5" fo:background-color="transparent"/>
    </style:style>
    <style:style style:name="P16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4dbba" officeooo:paragraph-rsid="0014dbba" fo:background-color="transparent"/>
    </style:style>
    <style:style style:name="P17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80ba8" officeooo:paragraph-rsid="00180ba8" fo:background-color="transparent"/>
    </style:style>
    <style:style style:name="P18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b7026" officeooo:paragraph-rsid="001b7026" fo:background-color="transparent"/>
    </style:style>
    <style:style style:name="P19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bold" officeooo:rsid="0003fd47" officeooo:paragraph-rsid="0003fd47" style:font-weight-asian="bold" style:font-weight-complex="bold"/>
    </style:style>
    <style:style style:name="P20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a022c" officeooo:paragraph-rsid="000a022c"/>
    </style:style>
    <style:style style:name="P2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0ff3ce"/>
    </style:style>
    <style:style style:name="P22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0ff3ce" officeooo:paragraph-rsid="000ff3ce" style:font-weight-asian="normal" style:font-weight-complex="normal"/>
    </style:style>
    <style:style style:name="P2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0ff3ce" officeooo:paragraph-rsid="00100397" style:font-weight-asian="normal" style:font-weight-complex="normal"/>
    </style:style>
    <style:style style:name="P24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100397" officeooo:paragraph-rsid="00100397" style:font-weight-asian="normal" style:font-weight-complex="normal"/>
    </style:style>
    <style:style style:name="P25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14dbba" officeooo:paragraph-rsid="0014dbba" style:font-weight-asian="normal" style:font-weight-complex="normal"/>
    </style:style>
    <style:style style:name="P26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00397" officeooo:paragraph-rsid="00100397"/>
    </style:style>
    <style:style style:name="P27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4dbba" officeooo:paragraph-rsid="0014dbba"/>
    </style:style>
    <style:style style:name="P28" style:family="paragraph" style:parent-style-name="Table_20_Contents"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80ba8" officeooo:paragraph-rsid="00180ba8" fo:background-color="transparent"/>
    </style:style>
    <style:style style:name="P30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b7026" officeooo:paragraph-rsid="001d4fca" fo:background-color="transparent"/>
    </style:style>
    <style:style style:name="P3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98922" officeooo:paragraph-rsid="00198922" fo:background-color="transparent"/>
    </style:style>
    <style:style style:name="P32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216843" officeooo:paragraph-rsid="00216843" fo:background-color="transparent"/>
    </style:style>
    <style:style style:name="P3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4dbba" officeooo:paragraph-rsid="0014dbba" fo:background-color="transparent"/>
    </style:style>
    <style:style style:name="P34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100397" officeooo:paragraph-rsid="00100397" style:font-weight-asian="normal" style:font-weight-complex="normal"/>
    </style:style>
    <style:style style:name="T1" style:family="text">
      <style:text-properties officeooo:rsid="00193467"/>
    </style:style>
    <style:style style:name="T2" style:family="text">
      <style:text-properties officeooo:rsid="00198922"/>
    </style:style>
    <style:style style:name="T3" style:family="text">
      <style:text-properties officeooo:rsid="001af946"/>
    </style:style>
    <style:style style:name="T4" style:family="text">
      <style:text-properties officeooo:rsid="000ff3ce"/>
    </style:style>
    <style:style style:name="T5" style:family="text">
      <style:text-properties officeooo:rsid="00180ba8"/>
    </style:style>
    <style:style style:name="T6" style:family="text">
      <style:text-properties officeooo:rsid="0011fdfa"/>
    </style:style>
    <style:style style:name="T7" style:family="text">
      <style:text-properties officeooo:rsid="00100397"/>
    </style:style>
    <style:style style:name="T8" style:family="text">
      <style:text-properties officeooo:rsid="00111156"/>
    </style:style>
    <style:style style:name="T9" style:family="text">
      <style:text-properties officeooo:rsid="001392c5"/>
    </style:style>
    <style:style style:name="T10" style:family="text">
      <style:text-properties officeooo:rsid="00193467"/>
    </style:style>
    <style:style style:name="T11" style:family="text">
      <style:text-properties officeooo:rsid="00198922"/>
    </style:style>
    <style:style style:name="T12" style:family="text">
      <style:text-properties officeooo:rsid="001d4fca"/>
    </style:style>
    <style:style style:name="T13" style:family="text">
      <style:text-properties officeooo:rsid="001e50d3"/>
    </style:style>
    <style:style style:name="T14" style:family="text">
      <style:text-properties officeooo:rsid="001fbf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2604097637536" text:id="ct2604097637536">
          <text:deletion>
            <office:change-info>
              <dc:creator>Alexandre CUER</dc:creator>
              <dc:date>2023-02-24T11:24:26</dc:date>
            </office:change-info>
            <text:p text:style-name="P1"><text:s/>– en attente du rapport d’analyse</text:p>
          </text:deletion>
        </text:changed-region>
        <text:changed-region xml:id="ct2603814561040" text:id="ct2603814561040">
          <text:deletion>
            <office:change-info>
              <dc:creator>Alexandre CUER</dc:creator>
              <dc:date>2023-02-24T11:15:16</dc:date>
            </office:change-info>
            <text:p text:style-name="P2">Inscriptions prévues au second semestre 2022</text:p>
          </text:deletion>
          <text:insertion>
            <office:change-info office:chg-author="Auteur inconnu" office:chg-date-time="2022-01-07T15:34:47"/>
          </text:insertion>
        </text:changed-region>
        <text:changed-region xml:id="ct2604103925984" text:id="ct2604103925984">
          <text:insertion>
            <office:change-info>
              <dc:creator>Alexandre CUER</dc:creator>
              <dc:date>2023-02-24T11:15:25</dc:date>
            </office:change-info>
          </text:insertion>
        </text:changed-region>
        <text:changed-region xml:id="ct2603814561280" text:id="ct2603814561280">
          <text:insertion>
            <office:change-info>
              <dc:creator>Alexandre CUER</dc:creator>
              <dc:date>2023-02-24T09:56:00</dc:date>
            </office:change-info>
          </text:insertion>
        </text:changed-region>
        <text:changed-region xml:id="ct2603940570784" text:id="ct2603940570784">
          <text:insertion>
            <office:change-info>
              <dc:creator>Alexandre CUER</dc:creator>
              <dc:date>2023-02-24T11:20:48</dc:date>
            </office:change-info>
          </text:insertion>
        </text:changed-region>
        <text:changed-region xml:id="ct2603940567904" text:id="ct2603940567904">
          <text:insertion>
            <office:change-info>
              <dc:creator>Auteur inconnu</dc:creator>
              <dc:date>2022-01-07T15:36:08</dc:date>
            </office:change-info>
          </text:insertion>
        </text:changed-region>
        <text:changed-region xml:id="ct2604104467408" text:id="ct2604104467408">
          <text:insertion>
            <office:change-info>
              <dc:creator>Alexandre CUER</dc:creator>
              <dc:date>2023-02-24T11:17:13</dc:date>
            </office:change-info>
          </text:insertion>
        </text:changed-region>
        <text:changed-region xml:id="ct2604104461648" text:id="ct2604104461648">
          <text:deletion>
            <office:change-info>
              <dc:creator>Alexandre CUER</dc:creator>
              <dc:date>2023-02-24T11:17:12</dc:date>
            </office:change-info>
            <text:p text:style-name="P3">20<text:span text:style-name="T1">22</text:span></text:p>
          </text:deletion>
          <text:insertion>
            <office:change-info office:chg-author="Auteur inconnu" office:chg-date-time="2022-01-07T15:36:08"/>
          </text:insertion>
        </text:changed-region>
        <text:changed-region xml:id="ct2604104465488" text:id="ct2604104465488">
          <text:insertion>
            <office:change-info>
              <dc:creator>Auteur inconnu</dc:creator>
              <dc:date>2022-01-07T15:36:08</dc:date>
            </office:change-info>
          </text:insertion>
        </text:changed-region>
        <text:changed-region xml:id="ct2603950991424" text:id="ct2603950991424">
          <text:insertion>
            <office:change-info>
              <dc:creator>Alexandre CUER</dc:creator>
              <dc:date>2023-02-24T11:20:40</dc:date>
            </office:change-info>
          </text:insertion>
        </text:changed-region>
        <text:changed-region xml:id="ct2603940567424" text:id="ct2603940567424">
          <text:insertion>
            <office:change-info>
              <dc:creator>Auteur inconnu</dc:creator>
              <dc:date>2022-01-07T15:37:04</dc:date>
            </office:change-info>
          </text:insertion>
        </text:changed-region>
        <text:changed-region xml:id="ct2603950990944" text:id="ct2603950990944">
          <text:insertion>
            <office:change-info>
              <dc:creator>Alexandre CUER</dc:creator>
              <dc:date>2023-02-24T11:19:02</dc:date>
            </office:change-info>
          </text:insertion>
        </text:changed-region>
        <text:changed-region xml:id="ct2603950991664" text:id="ct2603950991664">
          <text:deletion>
            <office:change-info>
              <dc:creator>Alexandre CUER</dc:creator>
              <dc:date>2023-02-24T11:19:09</dc:date>
            </office:change-info>
            <text:p text:style-name="P3">20<text:span text:style-name="T2">2</text:span></text:p>
          </text:deletion>
          <text:insertion>
            <office:change-info office:chg-author="Auteur inconnu" office:chg-date-time="2022-01-07T15:37:04"/>
          </text:insertion>
        </text:changed-region>
        <text:changed-region xml:id="ct2603816841744" text:id="ct2603816841744">
          <text:deletion>
            <office:change-info>
              <dc:creator>Alexandre CUER</dc:creator>
              <dc:date>2023-02-24T11:21:07</dc:date>
            </office:change-info>
            <text:p text:style-name="P4">A anlyser</text:p>
          </text:deletion>
          <text:insertion>
            <office:change-info office:chg-author="Auteur inconnu" office:chg-date-time="2022-01-07T15:37:27"/>
          </text:insertion>
        </text:changed-region>
        <text:changed-region xml:id="ct2603946510704" text:id="ct2603946510704">
          <text:insertion>
            <office:change-info>
              <dc:creator>Alexandre CUER</dc:creator>
              <dc:date>2023-02-24T11:21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">Programme essais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Résistance en compression </text:p>
          </table:table-cell>
          <table:table-cell table:style-name="Tableau3.B1" office:value-type="string">
            <text:p text:style-name="P11">éprouvettes 1<text:span text:style-name="T7">5</text:span>x3<text:span text:style-name="T7">0</text:span> cm</text:p>
            <text:p text:style-name="P12">éprouvettes 1<text:span text:style-name="T7">1</text:span>x<text:span text:style-name="T7">22</text:span> cm</text:p>
          </table:table-cell>
          <table:table-cell table:style-name="Tableau3.B1" office:value-type="string">
            <text:p text:style-name="P11">Presse Walter&amp; Bai 3000 kN</text:p>
          </table:table-cell>
          <table:table-cell table:style-name="Tableau3.B1" office:value-type="string">
            <text:p text:style-name="P23">18 ième campagne</text:p>
            <text:p text:style-name="P19">prochain <text:span text:style-name="T6">2020 (courrier reçu en novembre 2019) </text:span></text:p>
          </table:table-cell>
          <table:table-cell table:style-name="Tableau3.B1" office:value-type="string">
            <text:p text:style-name="P20">CEBTP </text:p>
          </table:table-cell>
          <table:table-cell table:style-name="Tableau3.B1" office:value-type="string">
            <text:p text:style-name="P15">Satisfaisants</text:p>
            <text:p text:style-name="P15"><text:span text:style-name="T9">rapport reçu la 28/11/2018</text:span> </text:p>
          </table:table-cell>
          <table:table-cell table:style-name="Tableau3.G1" office:value-type="string">
            <text:p text:style-name="P14">à la fois sur la campagne principale et la campagne optionnelle</text:p>
          </table:table-cell>
        </table:table-row>
        <table:table-row>
          <table:table-cell table:style-name="Tableau3.A2" office:value-type="string">
            <text:p text:style-name="P27">Résistance en compression</text:p>
          </table:table-cell>
          <table:table-cell table:style-name="Tableau3.B2" office:value-type="string">
            <text:p text:style-name="P13">éprouvettes 1<text:span text:style-name="T7">5</text:span>x3<text:span text:style-name="T7">0</text:span> cm</text:p>
          </table:table-cell>
          <table:table-cell table:style-name="Tableau3.B2" office:value-type="string">
            <text:p text:style-name="P13">Presse Walter&amp; Bai 3000 kN</text:p>
          </table:table-cell>
          <table:table-cell table:style-name="Tableau3.B2" office:value-type="string">
            <text:p text:style-name="P25">19 ième campagne</text:p>
          </table:table-cell>
          <table:table-cell table:style-name="Tableau3.B2" office:value-type="string">
            <text:p text:style-name="P27">CEBTP</text:p>
          </table:table-cell>
          <table:table-cell table:style-name="Tableau3.B2" office:value-type="string">
            <text:p text:style-name="P1">Essais réalisés fin 2020<text:change text:change-id="ct2604097637536"/></text:p>
          </table:table-cell>
          <table:table-cell table:style-name="Tableau3.G2" office:value-type="string">
            <text:p text:style-name="P2">Rapport reçu le 27 Octobre 2021 : résultats satisfaisants</text:p>
          </table:table-cell>
        </table:table-row>
        <table:table-row>
          <table:table-cell table:style-name="Tableau3.A2" office:value-type="string">
            <text:p text:style-name="P27">Résistance en compression</text:p>
          </table:table-cell>
          <table:table-cell table:style-name="Tableau3.B2" office:value-type="string">
            <text:p text:style-name="P13">éprouvettes 1<text:span text:style-name="T12">5</text:span>x3<text:span text:style-name="T12">0</text:span> cm</text:p>
          </table:table-cell>
          <table:table-cell table:style-name="Tableau3.B2" office:value-type="string">
            <text:p text:style-name="P13">Presse Walter&amp; Bai 3000 kN</text:p>
          </table:table-cell>
          <table:table-cell table:style-name="Tableau3.B2" office:value-type="string">
            <text:p text:style-name="P25"><text:span text:style-name="T5">20</text:span> ième campagne</text:p>
          </table:table-cell>
          <table:table-cell table:style-name="Tableau3.B2" office:value-type="string">
            <text:p text:style-name="P27">CEBTP</text:p>
          </table:table-cell>
          <table:table-cell table:style-name="Tableau3.B2" office:value-type="string">
            <text:p text:style-name="P2"><text:change text:change-id="ct2603814561040"/><text:change-start text:change-id="ct2604103925984"/></text:p>
            <text:p text:style-name="P30">essais réalisés<text:change-end text:change-id="ct2604103925984"/></text:p>
          </table:table-cell>
          <table:table-cell table:style-name="Tableau3.G2" office:value-type="string">
            <text:p text:style-name="P18"><text:change-start text:change-id="ct2603814561280"/>en attente du rapport<text:change-end text:change-id="ct2603814561280"/></text:p>
          </table:table-cell>
        </table:table-row>
        <table:table-row>
          <table:table-cell table:style-name="Tableau3.A2" office:value-type="string">
            <text:p text:style-name="P21">Perméabilité au gaz</text:p>
          </table:table-cell>
          <table:table-cell table:style-name="Tableau3.B2" office:value-type="string">
            <text:p text:style-name="P26">Perméabilité en m2</text:p>
          </table:table-cell>
          <table:table-cell table:style-name="Tableau3.B2" office:value-type="string">
            <text:p text:style-name="P26">Perméamètre CEMBUREAU</text:p>
          </table:table-cell>
          <table:table-cell table:style-name="Tableau3.B2" office:value-type="string">
            <text:p text:style-name="P22">201<text:span text:style-name="T7">6</text:span></text:p>
            <text:p text:style-name="P3">prochain : 2019 (essais croisés terminaux de perfdub)</text:p>
          </table:table-cell>
          <table:table-cell table:style-name="Tableau3.B2" office:value-type="string">
            <text:p text:style-name="P21">PN perfdub</text:p>
          </table:table-cell>
          <table:table-cell table:style-name="Tableau3.B2" office:value-type="string">
            <text:p text:style-name="P14">Satisfaisants</text:p>
          </table:table-cell>
          <table:table-cell table:style-name="Tableau3.G2" office:value-type="string">
            <text:p text:style-name="P14">Résultats compris dans l’incertitude admise pour cet essai (30%)</text:p>
          </table:table-cell>
        </table:table-row>
        <table:table-row>
          <table:table-cell table:style-name="Tableau3.A2" office:value-type="string">
            <text:p text:style-name="P21">Perméabilité au gaz</text:p>
          </table:table-cell>
          <table:table-cell table:style-name="Tableau3.B2" office:value-type="string">
            <text:p text:style-name="P26">Perméabilité en m2</text:p>
          </table:table-cell>
          <table:table-cell table:style-name="Tableau3.B2" office:value-type="string">
            <text:p text:style-name="P26">Perméamètre CEMBUREAU</text:p>
          </table:table-cell>
          <table:table-cell table:style-name="Tableau3.B2" office:value-type="string">
            <text:p text:style-name="P22">201<text:span text:style-name="T1">9</text:span><text:change-start text:change-id="ct2603940570784"/><text:span text:style-name="T1">-2021</text:span><text:change-end text:change-id="ct2603940570784"/><text:change-start text:change-id="ct2603940567904"/></text:p>
            <text:p text:style-name="P3"><text:change-end text:change-id="ct2603940567904"/>prochain<text:span text:style-name="T2">s</text:span> : <text:change-start text:change-id="ct2604104467408"/>p<text:span text:style-name="T13">as de date programmée</text:span><text:change-end text:change-id="ct2604104467408"/><text:change text:change-id="ct2604104461648"/><text:change-start text:change-id="ct2604104465488"/> <text:change-end text:change-id="ct2604104465488"/></text:p>
          </table:table-cell>
          <table:table-cell table:style-name="Tableau3.B2" office:value-type="string">
            <text:p text:style-name="P21">PN perfdub</text:p>
          </table:table-cell>
          <table:table-cell table:style-name="Tableau3.B2" office:value-type="string">
            <text:p text:style-name="P14">Satisfaisants</text:p>
          </table:table-cell>
          <table:table-cell table:style-name="Tableau3.G2" office:value-type="string">
            <text:p text:style-name="P14"/>
          </table:table-cell>
        </table:table-row>
        <text:soft-page-break/>
        <table:table-row>
          <table:table-cell table:style-name="Tableau3.A2" office:value-type="string">
            <text:p text:style-name="P21">Migration des chlorures</text:p>
          </table:table-cell>
          <table:table-cell table:style-name="Tableau3.B2" office:value-type="string">
            <text:p text:style-name="P26">Coefficient de diffusion en m2/s</text:p>
          </table:table-cell>
          <table:table-cell table:style-name="Tableau3.B2" office:value-type="string">
            <text:p text:style-name="P26">Cellule élec<text:span text:style-name="T8">t</text:span>rolytique</text:p>
          </table:table-cell>
          <table:table-cell table:style-name="Tableau3.B2" office:value-type="string">
            <text:p text:style-name="P22">201<text:span text:style-name="T7">6</text:span></text:p>
            <text:p text:style-name="P3">prochain : 2019 (essais croisés terminaux de perfdub)</text:p>
          </table:table-cell>
          <table:table-cell table:style-name="Tableau3.B2" office:value-type="string">
            <text:p text:style-name="P21">PN perfdub</text:p>
          </table:table-cell>
          <table:table-cell table:style-name="Tableau3.B2" office:value-type="string">
            <text:p text:style-name="P14">Satisfaisants</text:p>
          </table:table-cell>
          <table:table-cell table:style-name="Tableau3.G2" office:value-type="string">
            <text:p text:style-name="P14">Résultats compris dans l’incertitude admise pour cet essai (15%)</text:p>
          </table:table-cell>
        </table:table-row>
        <table:table-row>
          <table:table-cell table:style-name="Tableau3.A7" office:value-type="string">
            <text:p text:style-name="P21">Migration des chlorures</text:p>
          </table:table-cell>
          <table:table-cell table:style-name="Tableau3.B7" office:value-type="string">
            <text:p text:style-name="P26">Coefficient de diffusion en m2/s</text:p>
          </table:table-cell>
          <table:table-cell table:style-name="Tableau3.B7" office:value-type="string">
            <text:p text:style-name="P26">Cellule élec<text:span text:style-name="T8">t</text:span>rolytique</text:p>
          </table:table-cell>
          <table:table-cell table:style-name="Tableau3.B7" office:value-type="string">
            <text:p text:style-name="P22">201<text:span text:style-name="T2">9-</text:span><text:change-start text:change-id="ct2603950991424"/><text:span text:style-name="T2">2021</text:span><text:change-end text:change-id="ct2603950991424"/><text:change-start text:change-id="ct2603940567424"/></text:p>
            <text:p text:style-name="P3"><text:change-end text:change-id="ct2603940567424"/>prochain<text:span text:style-name="T2">s</text:span> : <text:change-start text:change-id="ct2603950990944"/><text:span text:style-name="T14">pas de date programmée</text:span><text:change-end text:change-id="ct2603950990944"/><text:change text:change-id="ct2603950991664"/></text:p>
          </table:table-cell>
          <table:table-cell table:style-name="Tableau3.B7" office:value-type="string">
            <text:p text:style-name="P21">PN perfdub</text:p>
          </table:table-cell>
          <table:table-cell table:style-name="Tableau3.B7" office:value-type="string">
            <text:p text:style-name="P4"><text:change text:change-id="ct2603816841744"/><text:change-start text:change-id="ct2603946510704"/></text:p>
            <text:p text:style-name="P32">résultats du laboratoire en dehors de l’intervalle de confiance. Analyse réalisée lors de la revue 2022 – après analyse détaillée, les résultats sont satisfaisants<text:change-end text:change-id="ct2603946510704"/></text:p>
          </table:table-cell>
          <table:table-cell table:style-name="Tableau3.G7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99ccff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1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25.7cm" style:rel-width="100%" table:align="left"/>
    </style:style>
    <style:style style:name="Tableau2.A" style:family="table-column">
      <style:table-column-properties style:column-width="6.426cm" style:rel-column-width="2410*"/>
    </style:style>
    <style:style style:name="Tableau2.B" style:family="table-column">
      <style:table-column-properties style:column-width="12.85cm" style:rel-column-width="4819*"/>
    </style:style>
    <style:style style:name="Tableau2.C" style:family="table-column">
      <style:table-column-properties style:column-width="6.424cm" style:rel-column-width="240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Header">
      <style:text-properties fo:font-size="6pt" style:font-size-asian="6pt" style:font-size-complex="6pt"/>
    </style:style>
    <style:style style:name="MP5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1af946"/>
    </style:style>
    <style:style style:name="MT2" style:family="text">
      <style:text-properties officeooo:rsid="000ff3ce"/>
    </style:style>
    <style:style style:name="MT3" style:family="text">
      <style:text-properties officeooo:rsid="00180ba8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2603814554560" text:id="ct2603814554560">
            <text:deletion>
              <office:change-info>
                <dc:creator>Alexandre CUER</dc:creator>
                <dc:date>2023-02-24T11:22:42</dc:date>
              </office:change-info>
              <text:p text:style-name="MP3"><text:span text:style-name="MT3">07/01/2022</text:span></text:p>
            </text:deletion>
            <text:insertion>
              <office:change-info office:chg-author="Auteur inconnu" office:chg-date-time="2022-01-07T15:33:35"/>
            </text:insertion>
          </text:changed-region>
          <text:changed-region xml:id="ct2603945420912" text:id="ct2603945420912">
            <text:insertion>
              <office:change-info>
                <dc:creator>Alexandre CUER</dc:creator>
                <dc:date>2023-02-24T11:22:48</dc:date>
              </office:change-info>
            </text:insertion>
          </text:changed-region>
        </text:tracked-changes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MP1"><draw:frame draw:style-name="Mfr1" draw:name="images1" text:anchor-type="paragraph" svg:width="3.189cm" svg:height="1.295cm" draw:z-index="1"><draw:image xlink:href="Pictures/10000000000004D8000001F8D43DCC9126767A5A.jpg" xlink:type="simple" xlink:show="embed" xlink:actuate="onLoad" loext:mime-type="image/jpeg"/></draw:frame></text:p>
            </table:table-cell>
            <table:table-cell table:style-name="Tableau2.A1" office:value-type="string">
              <text:p text:style-name="MP2"><text:span text:style-name="MT1">ACF</text:span> - Programme de comparaison interlaboratoires (CIL)</text:p>
            </table:table-cell>
            <table:table-cell table:style-name="Tableau2.C1" office:value-type="string">
              <text:p text:style-name="MP3">Réf. : <text:bookmark-start text:name="P_REF"/><text:bookmark-ref text:reference-format="text" text:ref-name="P_REF"/><text:bookmark-end text:name="P_REF"/>R2.<text:span text:style-name="MT1">ACF</text:span>.E.016</text:p>
              <text:p text:style-name="MP3">Révision : <text:bookmark-start text:name="P_REVISION"/><text:bookmark-ref text:reference-format="text" text:ref-name="P_REVISION"/><text:bookmark-end text:name="P_REVISION"/>00<text:span text:style-name="MT2">6</text:span></text:p>
              <text:p text:style-name="MP3">Du <text:bookmark-start text:name="P_APPLICATION_DATE"/><text:bookmark-ref text:reference-format="text" text:ref-name="P_APPLICATION_DATE"/><text:bookmark-end text:name="P_APPLICATION_DATE"/><text:change text:change-id="ct2603814554560"/><text:change-start text:change-id="ct2603945420912"/><text:span text:style-name="MT3">24/02/2023</text:span><text:change-end text:change-id="ct2603945420912"/></text:p>
            </table:table-cell>
          </table:table-row>
        </table:table>
        <text:p text:style-name="MP4"><text:tab/><text:tab/></text:p>
      </style:header>
      <style:footer>
        <text:p text:style-name="MP5"><text:file-name text:display="name">R2.ACF.E.016_prog_CIL</text:file-name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.M12$Windows_X86_64 LibreOffice_project/526f2ee0224621e0a9cddbe1937eda2b9a7efbdd</meta:generator>
    <meta:creation-date>2023-02-24T11:25:07.228000000</meta:creation-date>
    <meta:editing-cycles>1</meta:editing-cycles>
    <meta:editing-duration>P0D</meta:editing-duration>
    <meta:document-statistic meta:table-count="3" meta:image-count="1" meta:object-count="0" meta:page-count="2" meta:paragraph-count="61" meta:word-count="229" meta:character-count="1550" meta:non-whitespace-character-count="1372"/>
    <meta:user-defined meta:name="Info 1"/>
    <meta:user-defined meta:name="Info 2"/>
    <meta:user-defined meta:name="Info 3"/>
    <meta:user-defined meta:name="Info 4"/>
  </office:meta>
</office:document-meta>
</file>